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2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13" style:family="paragraph" style:parent-style-name="Title" style:master-page-name="Standard">
      <style:paragraph-properties fo:text-align="center" style:justify-single-word="false" style:page-number="1"/>
    </style:style>
    <style:style style:name="P14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T1" style:family="text">
      <style:text-properties fo:color="#674ea7" style:text-underline-style="solid" style:text-underline-width="auto" style:text-underline-color="font-color" fo:font-weight="bold" style:font-weight-asian="bold"/>
    </style:style>
    <style:style style:name="T2" style:family="text">
      <style:text-properties fo:font-size="23pt" fo:font-weight="bold" style:font-size-asian="23pt" style:font-weight-asian="bold" style:font-size-complex="23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size="17pt" fo:font-weight="bold" style:font-size-asian="17pt" style:font-weight-asian="bold" style:font-size-complex="1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cxotn0u1rreb"/><text:span text:style-name="T1">Utilisation des applications La Digitale</text:span></text:p>
      <text:p text:style-name="Standard"/>
      <text:p text:style-name="P12"><text:bookmark text:name="_ij344mqhckbi"/><text:span text:style-name="T2">BalaBox : Outils la digitale</text:span></text:p>
      <text:p text:style-name="P1">Ce dépôt contient le code source des 8 applications de<text:a xlink:type="simple" xlink:href="https://ladigitale.dev/" text:style-name="ListLabel_20_37" text:visited-style-name="ListLabel_20_37"> </text:a><text:a xlink:type="simple" xlink:href="https://ladigitale.dev/" text:style-name="ListLabel_20_38" text:visited-style-name="ListLabel_20_38"><text:span text:style-name="T3">ladigitale.dev</text:span></text:a> suivantes:</text:p>
      <text:list xml:id="list2176565155" text:style-name="WWNum1">
        <text:list-item>
          <text:p text:style-name="P2"><text:a xlink:type="simple" xlink:href="https://digiboard.app/" text:style-name="ListLabel_20_38" text:visited-style-name="ListLabel_20_38"><text:span text:style-name="T3">Digiboard</text:span></text:a></text:p>
        </text:list-item>
        <text:list-item>
          <text:p text:style-name="P5"><text:a xlink:type="simple" xlink:href="https://ladigitale.dev/digiflashcards/" text:style-name="ListLabel_20_38" text:visited-style-name="ListLabel_20_38"><text:span text:style-name="T3">Digiflashcards</text:span></text:a></text:p>
        </text:list-item>
        <text:list-item>
          <text:p text:style-name="P5"><text:a xlink:type="simple" xlink:href="https://ladigitale.dev/digimindmap/" text:style-name="ListLabel_20_38" text:visited-style-name="ListLabel_20_38"><text:span text:style-name="T3">Digimindmap</text:span></text:a></text:p>
        </text:list-item>
        <text:list-item>
          <text:p text:style-name="P5"><text:a xlink:type="simple" xlink:href="https://digipad.app/" text:style-name="ListLabel_20_38" text:visited-style-name="ListLabel_20_38"><text:span text:style-name="T3">Digipad</text:span></text:a></text:p>
        </text:list-item>
        <text:list-item>
          <text:p text:style-name="P5"><text:a xlink:type="simple" xlink:href="https://ladigitale.dev/digiscreen/" text:style-name="ListLabel_20_38" text:visited-style-name="ListLabel_20_38"><text:span text:style-name="T3">Digiscreen</text:span></text:a></text:p>
        </text:list-item>
        <text:list-item>
          <text:p text:style-name="P5"><text:a xlink:type="simple" xlink:href="https://ladigitale.dev/digisteps/" text:style-name="ListLabel_20_38" text:visited-style-name="ListLabel_20_38"><text:span text:style-name="T3">Digisteps</text:span></text:a></text:p>
        </text:list-item>
        <text:list-item>
          <text:p text:style-name="P5"><text:a xlink:type="simple" xlink:href="https://digistorm.app/" text:style-name="ListLabel_20_38" text:visited-style-name="ListLabel_20_38"><text:span text:style-name="T3">Digistorm</text:span></text:a></text:p>
        </text:list-item>
        <text:list-item>
          <text:p text:style-name="P8"><text:a xlink:type="simple" xlink:href="https://ladigitale.dev/digiwords/" text:style-name="ListLabel_20_38" text:visited-style-name="ListLabel_20_38"><text:span text:style-name="T3">Digiwords</text:span></text:a></text:p>
        </text:list-item>
      </text:list>
      <text:p text:style-name="P1">ainsi qu'une application complémentaire:</text:p>
      <text:list xml:id="list3065950151" text:style-name="WWNum2">
        <text:list-item>
          <text:p text:style-name="P11"><text:a xlink:type="simple" xlink:href="https://etherpad.org/" text:style-name="ListLabel_20_38" text:visited-style-name="ListLabel_20_38"><text:span text:style-name="T3">Etherpad</text:span></text:a></text:p>
        </text:list-item>
      </text:list>
      <text:p text:style-name="P1">Le tout intégré à la<text:a xlink:type="simple" xlink:href="https://balabox.gitlab.io/balabox/" text:style-name="ListLabel_20_37" text:visited-style-name="ListLabel_20_37"> </text:a><text:a xlink:type="simple" xlink:href="https://balabox.gitlab.io/balabox/" text:style-name="ListLabel_20_38" text:visited-style-name="ListLabel_20_38"><text:span text:style-name="T3">BalaBox</text:span></text:a>, ainsi que la documentation y afférant.</text:p>
      <text:p text:style-name="P1">Des applications web pour concevoir des tableaux blancs collaboratifs, mutualiser des ressources, scénariser des séances de classe et bien d'autres activités interactives comme des textes à trous, remue-méninges, classement ...</text:p>
      <text:p text:style-name="P14"><text:bookmark text:name="_4uekna9s4yyc"/><text:span text:style-name="T4">Liste des fonctionnalités offertes par le projet</text:span></text:p>
      <text:list xml:id="list2586316549" text:style-name="WWNum3">
        <text:list-item>
          <text:p text:style-name="P3">9 applications indépendantes et fonctionnant à l'identique aux applications originelles.<text:line-break/></text:p>
        </text:list-item>
        <text:list-item>
          <text:p text:style-name="P6">Aucune utilisation ou traitement d'information personnelle, les 8 applications fonctionnent en LAN (indépendamment d'Internet en réseau local).<text:line-break/></text:p>
        </text:list-item>
        <text:list-item>
          <text:p text:style-name="P6">Désactivation de certaines fonctionnalités d'intégration pour des services en ligne comme Pixabay ou YouTube.<text:line-break/></text:p>
        </text:list-item>
        <text:list-item>
          <text:p text:style-name="P6">Informe le professeur en temps réel de l'utilisation des applications via le<text:a xlink:type="simple" xlink:href="https://gitlab.com/balabox/board-app" text:style-name="ListLabel_20_37" text:visited-style-name="ListLabel_20_37"> </text:a><text:a xlink:type="simple" xlink:href="https://gitlab.com/balabox/board-app" text:style-name="ListLabel_20_38" text:visited-style-name="ListLabel_20_38"><text:span text:style-name="T3">tableau de bord</text:span></text:a>.<text:line-break/></text:p>
        </text:list-item>
        <text:list-item>
          <text:p text:style-name="P9">Publiée sous licence GNU GPLv3.<text:line-break/></text:p>
        </text:list-item>
      </text:list>
      <text:p text:style-name="P14"><text:bookmark text:name="_4xezhn1xjguc"/><text:span text:style-name="T4">Mise en œuvre du tableau de bord</text:span></text:p>
      <text:list xml:id="list3959513165" text:style-name="WWNum4">
        <text:list-item>
          <text:p text:style-name="P4">Les 9 applications sont conteneurisées via Docker.<text:line-break/></text:p>
        </text:list-item>
        <text:list-item>
          <text:p text:style-name="P7">Les 9 applications ont leurs gestions (compilation, conteneurisation, lancement, arrêt, suppression) automatisées par makefile.<text:line-break/></text:p>
        </text:list-item>
        <text:list-item>
          <text:p text:style-name="P7"><text:soft-page-break/>Digiboard, Digipad et Digistorm utilisent le Framework Nuxt.js sur serveur Node.js (express) avec une base de données Redis.<text:line-break/></text:p>
        </text:list-item>
        <text:list-item>
          <text:p text:style-name="P7">Les 5 autres applications sont des applications hybrides entre JavaScript et PHP sur serveur apache avec une base de données SQLite.<text:line-break/></text:p>
        </text:list-item>
        <text:list-item>
          <text:p text:style-name="P10">Elle communique avec le<text:a xlink:type="simple" xlink:href="https://gitlab.com/balabox/board-app" text:style-name="ListLabel_20_37" text:visited-style-name="ListLabel_20_37"> </text:a><text:a xlink:type="simple" xlink:href="https://gitlab.com/balabox/board-app" text:style-name="ListLabel_20_38" text:visited-style-name="ListLabel_20_38"><text:span text:style-name="T3">tableau de bord</text:span></text:a> par le biais de JSON envoyé par WebSocket.</text:p>
        </text:list-item>
      </text:list>
      <text:p text:style-name="Standard"/>
      <text:p text:style-name="Standard">Voici la documentation officielle de toutes les applications <text:a xlink:type="simple" xlink:href="https://ladigitale.dev/" text:style-name="ListLabel_20_38" text:visited-style-name="ListLabel_20_38"><text:span text:style-name="T3">La Digitale</text:span></text:a>.</text:p>
      <text:p text:style-name="Standard">Voici une <text:a xlink:type="simple" xlink:href="https://www.youtube.com/playlist?list=PL4JoOup_x4f4ncljpEBpRrPDuuGSV4bnU" text:style-name="ListLabel_20_38" text:visited-style-name="ListLabel_20_38"><text:span text:style-name="T3">playlist youtube</text:span></text:a> montrant comment utiliser les applications La Digitale.</text:p>
      <text:p text:style-name="Standard">Voici une <text:a xlink:type="simple" xlink:href="https://www.youtube.com/watch?v=F7UE3gZzBvA" text:style-name="ListLabel_20_38" text:visited-style-name="ListLabel_20_38"><text:span text:style-name="T3">vidéo explicative</text:span></text:a> de l’application Etherpa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274" meta:character-count="1865" meta:non-whitespace-character-count="1631"/>
    <meta:generator>LibreOfficeDev/6.0.5.2$Linux_X86_64 LibreOffice_project/</meta:generator>
  </office:meta>
</office:document-meta>
</file>